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1.3508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0.7398in"/>
    </style:style>
    <style:style style:name="co11" style:family="table-column">
      <style:table-column-properties fo:break-before="auto" style:column-width="0.45in"/>
    </style:style>
    <style:style style:name="co12" style:family="table-column">
      <style:table-column-properties fo:break-before="auto" style:column-width="0.5575in"/>
    </style:style>
    <style:style style:name="co13" style:family="table-column">
      <style:table-column-properties fo:break-before="auto" style:column-width="0.911in"/>
    </style:style>
    <style:style style:name="co14" style:family="table-column">
      <style:table-column-properties fo:break-before="auto" style:column-width="0.9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FreeMono"/>
    </style:style>
    <style:style style:name="ce3" style:family="table-cell" style:parent-style-name="Default" style:data-style-name="N0">
      <style:text-properties style:font-name="FreeMono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dee6ef"/>
      <style:text-properties style:use-window-font-color="true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DejaVu Sans Mono"/>
    </style:style>
    <style:style style:name="ce8" style:family="table-cell" style:parent-style-name="Default" style:data-style-name="N4"/>
    <style:style style:name="ce9" style:family="table-cell" style:parent-style-name="Default" style:data-style-name="N116"/>
    <style:style style:name="ce10" style:family="table-cell" style:parent-style-name="Default">
      <style:table-cell-properties fo:background-color="#dee6ef"/>
    </style:style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name="DejaVu Sans Mono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ans Mono"/>
    </style:style>
    <style:style style:name="ce14" style:family="table-cell" style:parent-style-name="Default" style:data-style-name="N0">
      <style:text-properties style:font-name="DejaVu Sans Mono"/>
    </style:style>
    <style:style style:name="ce15" style:family="table-cell" style:parent-style-name="Default">
      <style:text-properties style:font-name="DejaVu Sans Mono"/>
    </style:style>
    <style:style style:name="ce16" style:family="table-cell" style:parent-style-name="Default" style:data-style-name="N122"/>
    <style:style style:name="ce17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name="FreeMono"/>
    </style:style>
    <style:style style:name="ce18" style:family="table-cell" style:parent-style-name="Default">
      <style:table-cell-properties fo:border-bottom="none" fo:border-left="0.74pt solid #000000" fo:border-right="none" fo:border-top="0.74pt solid #000000"/>
    </style:style>
    <style:style style:name="ce19" style:family="table-cell" style:parent-style-name="Default">
      <style:table-cell-properties fo:border-bottom="0.74pt solid #000000" fo:border-left="0.74pt solid #000000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</style:style>
    <style:style style:name="ce23" style:family="table-cell" style:parent-style-name="Default">
      <style:text-properties style:use-window-font-color="true"/>
    </style:style>
    <style:style style:name="ce24" style:family="table-cell" style:parent-style-name="Default">
      <style:table-cell-properties fo:border-bottom="none" fo:background-color="#dee6ef" fo:border-left="none" fo:border-right="0.74pt solid #000000" fo:border-top="0.74pt solid #000000"/>
      <style:text-properties style:use-window-font-color="true"/>
    </style:style>
    <style:style style:name="ce25" style:family="table-cell" style:parent-style-name="Default">
      <style:table-cell-properties fo:border-bottom="0.74pt solid #000000" fo:border-left="none" fo:border-right="0.74pt solid #000000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use-window-font-color="true" style:font-name="DejaVu Sans Mono"/>
    </style:style>
    <style:style style:name="ce28" style:family="table-cell" style:parent-style-name="Default" style:data-style-name="N116">
      <style:text-properties style:use-window-font-color="true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font-name="DejaVu Sans Mono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int.J11">
          <table:error-message table:message-type="stop" table:display="true"/>
        </table:content-validation>
        <table:content-validation table:name="val2" table:condition="of:cell-content-is-in-list(&quot;8&quot;;&quot;16&quot;;&quot;32&quot;)" table:allow-empty-cell="false" table:display-list="unsorted" table:base-cell-address="int.K8">
          <table:error-message table:message-type="stop" table:display="true"/>
        </table:content-validation>
      </table:content-validations>
      <table:table table:name="int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5" table:visibility="collapse" table:default-cell-style-name="Default"/>
        <table:table-column table:style-name="co1" table:visibility="collapse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 table:number-rows-repeated="2">
          <table:table-cell table:number-columns-repeated="11"/>
          <table:table-cell table:content-validation-name="val1"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source format: int (8/16/32)</text:p>
          </table:table-cell>
          <table:table-cell table:number-columns-repeated="8"/>
          <table:table-cell table:content-validation-name="val1" table:number-columns-repeated="11"/>
        </table:table-row>
        <table:table-row table:style-name="ro1">
          <table:table-cell table:number-columns-repeated="11"/>
          <table:table-cell table:content-validation-name="val1" table:number-columns-repeated="11"/>
        </table:table-row>
        <table:table-row table:style-name="ro1">
          <table:table-cell table:number-columns-repeated="8"/>
          <table:table-cell table:content-validation-name="val1" table:number-columns-repeated="14"/>
        </table:table-row>
        <table:table-row table:style-name="ro1">
          <table:table-cell table:number-columns-repeated="3"/>
          <table:table-cell table:style-name="ce4" office:value-type="string" calcext:value-type="string">
            <text:p>Output masks</text:p>
          </table:table-cell>
          <table:table-cell table:style-name="ce4" table:number-columns-repeated="3"/>
          <table:table-cell/>
          <table:table-cell table:style-name="ce4" table:content-validation-name="val1" office:value-type="string" calcext:value-type="string">
            <text:p>Input</text:p>
          </table:table-cell>
          <table:table-cell table:style-name="ce4" table:content-validation-name="val1" table:number-columns-repeated="10"/>
          <table:table-cell table:content-validation-name="val1"/>
          <table:table-cell table:style-name="ce4" table:content-validation-name="val1" office:value-type="string" calcext:value-type="string">
            <text:p>Result</text:p>
          </table:table-cell>
          <table:table-cell table:style-name="ce4" table:content-validation-name="val1"/>
        </table:table-row>
        <table:table-row table:style-name="ro1">
          <table:table-cell table:number-columns-repeated="3"/>
          <table:table-cell table:style-name="ce5" office:value-type="string" calcext:value-type="string">
            <text:p>bits</text:p>
          </table:table-cell>
          <table:table-cell table:style-name="ce5" office:value-type="string" calcext:value-type="string">
            <text:p>mask</text:p>
          </table:table-cell>
          <table:table-cell table:style-name="ce5" office:value-type="string" calcext:value-type="string">
            <text:p>maxval</text:p>
          </table:table-cell>
          <table:table-cell table:style-name="ce5" office:value-type="string" calcext:value-type="string">
            <text:p>shift</text:p>
          </table:table-cell>
          <table:table-cell table:style-name="ce5"/>
          <table:table-cell table:style-name="ce5" table:content-validation-name="val1" office:value-type="string" calcext:value-type="string">
            <text:p>inp value</text:p>
          </table:table-cell>
          <table:table-cell table:style-name="ce5" table:content-validation-name="val1" office:value-type="string" calcext:value-type="string">
            <text:p>int</text:p>
          </table:table-cell>
          <table:table-cell table:style-name="ce5" table:content-validation-name="val1" office:value-type="string" calcext:value-type="string">
            <text:p>bits</text:p>
          </table:table-cell>
          <table:table-cell table:style-name="ce5" table:content-validation-name="val1" office:value-type="string" calcext:value-type="string">
            <text:p>hexdigs</text:p>
          </table:table-cell>
          <table:table-cell table:style-name="ce5" table:content-validation-name="val1" table:number-columns-repeated="6"/>
          <table:table-cell table:style-name="ce5" table:content-validation-name="val1" office:value-type="string" calcext:value-type="string">
            <text:p>Inp 0..1</text:p>
          </table:table-cell>
          <table:table-cell table:style-name="ce5" table:content-validation-name="val1"/>
          <table:table-cell table:style-name="ce5" table:content-validation-name="val1" office:value-type="string" calcext:value-type="string">
            <text:p>outval</text:p>
          </table:table-cell>
          <table:table-cell table:style-name="ce5" table:content-validation-name="val1" office:value-type="string" calcext:value-type="string">
            <text:p>outshif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table:style-name="ce6" office:value-type="float" office:value="8" calcext:value-type="float">
            <text:p>8</text:p>
          </table:table-cell>
          <table:table-cell table:style-name="ce7" table:formula="of:=&quot;0x&quot;&amp;LOWER(DEC2HEX(2^[.D8]-1))" office:value-type="string" office:string-value="0xff" calcext:value-type="string">
            <text:p>0xff</text:p>
          </table:table-cell>
          <table:table-cell table:style-name="ce9" table:formula="of:=2^[.D8]-1" office:value-type="float" office:value="255" calcext:value-type="float">
            <text:p>255,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content-validation-name="val1" office:value-type="float" office:value="0.45" calcext:value-type="float">
            <text:p>0,45</text:p>
          </table:table-cell>
          <table:table-cell table:style-name="ce11" table:content-validation-name="val1" table:formula="of:=ROUND([.I8]*(2^[.K8]-1);0)" office:value-type="float" office:value="29491" calcext:value-type="float">
            <text:p>29491</text:p>
          </table:table-cell>
          <table:table-cell table:style-name="ce6" table:content-validation-name="val2" office:value-type="float" office:value="16" calcext:value-type="float">
            <text:p>16</text:p>
          </table:table-cell>
          <table:table-cell table:content-validation-name="val1" table:formula="of:=[.K8]/4" office:value-type="float" office:value="4" calcext:value-type="float">
            <text:p>4</text:p>
          </table:table-cell>
          <table:table-cell table:style-name="ce12" table:content-validation-name="val1" table:formula="of:=&quot;0x&quot;&amp;LOWER(DEC2HEX([.J8];[.L8]))" office:value-type="string" office:string-value="0x7333" calcext:value-type="string">
            <text:p>0x7333</text:p>
          </table:table-cell>
          <table:table-cell table:style-name="ce14" table:content-validation-name="val1" table:formula="of:=&quot;0x&quot;&amp;RIGHT([.M8];2)" office:value-type="string" office:string-value="0x33" calcext:value-type="string">
            <text:p>0x33</text:p>
          </table:table-cell>
          <table:table-cell table:style-name="ce14" table:content-validation-name="val1" table:formula="of:=IF([.$K8]&gt;8;&quot;, 0x&quot;&amp;MID([.$M8];LEN([.$M8])-3;2);&quot;&quot;)" office:value-type="string" office:string-value=", 0x73" calcext:value-type="string">
            <text:p>, 0x73</text:p>
          </table:table-cell>
          <table:table-cell table:style-name="ce14" table:content-validation-name="val1" table:formula="of:=IF([.$K8]&gt;16;&quot;, 0x&quot;&amp;MID([.$M8];LEN([.$M8])-5;2);&quot;&quot;)">
            <text:p/>
          </table:table-cell>
          <table:table-cell table:style-name="ce14" table:content-validation-name="val1" table:formula="of:=IF([.$K8]&gt;16;&quot;, 0x&quot;&amp;MID([.$M8];LEN([.$M8])-7;2);&quot;&quot;)">
            <text:p/>
          </table:table-cell>
          <table:table-cell table:style-name="ce14" table:content-validation-name="val1" table:formula="of:=[.N8]&amp;[.O8]&amp;[.P8]&amp;[.Q8]" office:value-type="string" office:string-value="0x33, 0x73" calcext:value-type="string">
            <text:p>0x33, 0x73</text:p>
          </table:table-cell>
          <table:table-cell table:style-name="ce16" table:content-validation-name="val1" table:formula="of:=[.J8]/(2^[.K8]-1)" office:value-type="float" office:value="0.450003814755474" calcext:value-type="float">
            <text:p>0,45000</text:p>
          </table:table-cell>
          <table:table-cell table:content-validation-name="val1"/>
          <table:table-cell table:content-validation-name="val1" table:formula="of:=ROUND([.S8]*[.F8];0)" office:value-type="float" office:value="115" calcext:value-type="float">
            <text:p>115</text:p>
          </table:table-cell>
          <table:table-cell table:content-validation-name="val1" table:formula="of:=[.U8]*2^[.G8]"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</text:p>
          </table:table-cell>
          <table:table-cell table:style-name="ce6" office:value-type="float" office:value="10" calcext:value-type="float">
            <text:p>10</text:p>
          </table:table-cell>
          <table:table-cell table:style-name="ce7" table:formula="of:=&quot;0x&quot;&amp;LOWER(DEC2HEX(2^[.D9]-1))" office:value-type="string" office:string-value="0x3ff" calcext:value-type="string">
            <text:p>0x3ff</text:p>
          </table:table-cell>
          <table:table-cell table:style-name="ce9" table:formula="of:=2^[.D9]-1" office:value-type="float" office:value="1023" calcext:value-type="float">
            <text:p>1023,0</text:p>
          </table:table-cell>
          <table:table-cell table:formula="of:=[.G8]+[.D8]" office:value-type="float" office:value="8" calcext:value-type="float">
            <text:p>8</text:p>
          </table:table-cell>
          <table:table-cell/>
          <table:table-cell table:style-name="ce10" table:content-validation-name="val1" office:value-type="float" office:value="0.3235" calcext:value-type="float">
            <text:p>0,3235</text:p>
          </table:table-cell>
          <table:table-cell table:style-name="ce11" table:content-validation-name="val1" table:formula="of:=ROUND([.I9]*(2^[.K9]-1);0)" office:value-type="float" office:value="21201" calcext:value-type="float">
            <text:p>21201</text:p>
          </table:table-cell>
          <table:table-cell table:content-validation-name="val1" table:formula="of:=[.K8]" office:value-type="float" office:value="16" calcext:value-type="float">
            <text:p>16</text:p>
          </table:table-cell>
          <table:table-cell table:content-validation-name="val1" table:formula="of:=[.K9]/4" office:value-type="float" office:value="4" calcext:value-type="float">
            <text:p>4</text:p>
          </table:table-cell>
          <table:table-cell table:style-name="ce13" table:content-validation-name="val1" table:formula="of:=&quot;0x&quot;&amp;LOWER(DEC2HEX([.J9];[.L9]))" office:value-type="string" office:string-value="0x52d1" calcext:value-type="string">
            <text:p>0x52d1</text:p>
          </table:table-cell>
          <table:table-cell table:style-name="ce14" table:content-validation-name="val1" table:formula="of:=&quot;0x&quot;&amp;RIGHT([.M9];2)" office:value-type="string" office:string-value="0xd1" calcext:value-type="string">
            <text:p>0xd1</text:p>
          </table:table-cell>
          <table:table-cell table:style-name="ce15" table:content-validation-name="val1" table:formula="of:=IF([.$K9]&gt;8;&quot;, 0x&quot;&amp;MID([.$M9];LEN([.$M9])-3;2);&quot;&quot;)" office:value-type="string" office:string-value=", 0x52" calcext:value-type="string">
            <text:p>, 0x52</text:p>
          </table:table-cell>
          <table:table-cell table:style-name="ce15" table:content-validation-name="val1" table:formula="of:=IF([.$K9]&gt;16;&quot;, 0x&quot;&amp;MID([.$M9];LEN([.$M9])-5;2);&quot;&quot;)">
            <text:p/>
          </table:table-cell>
          <table:table-cell table:style-name="ce15" table:content-validation-name="val1" table:formula="of:=IF([.$K9]&gt;16;&quot;, 0x&quot;&amp;MID([.$M9];LEN([.$M9])-7;2);&quot;&quot;)">
            <text:p/>
          </table:table-cell>
          <table:table-cell table:style-name="ce15" table:content-validation-name="val1" table:formula="of:=[.N9]&amp;[.O9]&amp;[.P9]&amp;[.Q9]" office:value-type="string" office:string-value="0xd1, 0x52" calcext:value-type="string">
            <text:p>0xd1, 0x52</text:p>
          </table:table-cell>
          <table:table-cell table:style-name="ce16" table:content-validation-name="val1" table:formula="of:=[.J9]/(2^[.K9]-1)" office:value-type="float" office:value="0.323506523231861" calcext:value-type="float">
            <text:p>0,32351</text:p>
          </table:table-cell>
          <table:table-cell table:content-validation-name="val1"/>
          <table:table-cell table:content-validation-name="val1" table:formula="of:=ROUND([.S9]*[.F9];0)" office:value-type="float" office:value="331" calcext:value-type="float">
            <text:p>331</text:p>
          </table:table-cell>
          <table:table-cell table:content-validation-name="val1" table:formula="of:=[.U9]*2^[.G9]" office:value-type="float" office:value="84736" calcext:value-type="float">
            <text:p>847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ue</text:p>
          </table:table-cell>
          <table:table-cell table:style-name="ce6" office:value-type="float" office:value="11" calcext:value-type="float">
            <text:p>11</text:p>
          </table:table-cell>
          <table:table-cell table:style-name="ce7" table:formula="of:=&quot;0x&quot;&amp;LOWER(DEC2HEX(2^[.D10]-1))" office:value-type="string" office:string-value="0x7ff" calcext:value-type="string">
            <text:p>0x7ff</text:p>
          </table:table-cell>
          <table:table-cell table:style-name="ce9" table:formula="of:=2^[.D10]-1" office:value-type="float" office:value="2047" calcext:value-type="float">
            <text:p>2047,0</text:p>
          </table:table-cell>
          <table:table-cell table:formula="of:=[.G9]+[.D9]" office:value-type="float" office:value="18" calcext:value-type="float">
            <text:p>18</text:p>
          </table:table-cell>
          <table:table-cell/>
          <table:table-cell table:style-name="ce10" table:content-validation-name="val1" office:value-type="float" office:value="0.78234" calcext:value-type="float">
            <text:p>0,78234</text:p>
          </table:table-cell>
          <table:table-cell table:style-name="ce11" table:content-validation-name="val1" table:formula="of:=ROUND([.I10]*(2^[.K10]-1);0)" office:value-type="float" office:value="51271" calcext:value-type="float">
            <text:p>51271</text:p>
          </table:table-cell>
          <table:table-cell table:content-validation-name="val1" table:formula="of:=[.K9]" office:value-type="float" office:value="16" calcext:value-type="float">
            <text:p>16</text:p>
          </table:table-cell>
          <table:table-cell table:content-validation-name="val1" table:formula="of:=[.K10]/4" office:value-type="float" office:value="4" calcext:value-type="float">
            <text:p>4</text:p>
          </table:table-cell>
          <table:table-cell table:style-name="ce13" table:content-validation-name="val1" table:formula="of:=&quot;0x&quot;&amp;LOWER(DEC2HEX([.J10];[.L10]))" office:value-type="string" office:string-value="0xc847" calcext:value-type="string">
            <text:p>0xc847</text:p>
          </table:table-cell>
          <table:table-cell table:style-name="ce14" table:content-validation-name="val1" table:formula="of:=&quot;0x&quot;&amp;RIGHT([.M10];2)" office:value-type="string" office:string-value="0x47" calcext:value-type="string">
            <text:p>0x47</text:p>
          </table:table-cell>
          <table:table-cell table:style-name="ce15" table:content-validation-name="val1" table:formula="of:=IF([.$K10]&gt;8;&quot;, 0x&quot;&amp;MID([.$M10];LEN([.$M10])-3;2);&quot;&quot;)" office:value-type="string" office:string-value=", 0xc8" calcext:value-type="string">
            <text:p>, 0xc8</text:p>
          </table:table-cell>
          <table:table-cell table:style-name="ce15" table:content-validation-name="val1" table:formula="of:=IF([.$K10]&gt;16;&quot;, 0x&quot;&amp;MID([.$M10];LEN([.$M10])-5;2);&quot;&quot;)">
            <text:p/>
          </table:table-cell>
          <table:table-cell table:style-name="ce15" table:content-validation-name="val1" table:formula="of:=IF([.$K10]&gt;16;&quot;, 0x&quot;&amp;MID([.$M10];LEN([.$M10])-7;2);&quot;&quot;)">
            <text:p/>
          </table:table-cell>
          <table:table-cell table:style-name="ce15" table:content-validation-name="val1" table:formula="of:=[.N10]&amp;[.O10]&amp;[.P10]&amp;[.Q10]" office:value-type="string" office:string-value="0x47, 0xc8" calcext:value-type="string">
            <text:p>0x47, 0xc8</text:p>
          </table:table-cell>
          <table:table-cell table:style-name="ce16" table:content-validation-name="val1" table:formula="of:=[.J10]/(2^[.K10]-1)" office:value-type="float" office:value="0.782345311665522" calcext:value-type="float">
            <text:p>0,78235</text:p>
          </table:table-cell>
          <table:table-cell table:content-validation-name="val1"/>
          <table:table-cell table:content-validation-name="val1" table:formula="of:=ROUND([.S10]*[.F10];0)" office:value-type="float" office:value="1601" calcext:value-type="float">
            <text:p>1601</text:p>
          </table:table-cell>
          <table:table-cell table:content-validation-name="val1" table:formula="of:=[.U10]*2^[.G10]" office:value-type="float" office:value="419692544" calcext:value-type="float">
            <text:p>4196925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formula="of:=&quot;0x&quot;&amp;LOWER(DEC2HEX(2^[.D11]-1))" office:value-type="string" office:string-value="0x3" calcext:value-type="string">
            <text:p>0x3</text:p>
          </table:table-cell>
          <table:table-cell table:style-name="ce9" table:formula="of:=2^[.D11]-1" office:value-type="float" office:value="3" calcext:value-type="float">
            <text:p>3,0</text:p>
          </table:table-cell>
          <table:table-cell table:formula="of:=[.G10]+[.D10]" office:value-type="float" office:value="29" calcext:value-type="float">
            <text:p>29</text:p>
          </table:table-cell>
          <table:table-cell/>
          <table:table-cell table:style-name="ce10" table:content-validation-name="val1" office:value-type="float" office:value="0.5" calcext:value-type="float">
            <text:p>0,5</text:p>
          </table:table-cell>
          <table:table-cell table:style-name="ce11" table:content-validation-name="val1" table:formula="of:=ROUND([.I11]*(2^[.K11]-1);0)" office:value-type="float" office:value="32768" calcext:value-type="float">
            <text:p>32768</text:p>
          </table:table-cell>
          <table:table-cell table:content-validation-name="val1" table:formula="of:=[.K10]" office:value-type="float" office:value="16" calcext:value-type="float">
            <text:p>16</text:p>
          </table:table-cell>
          <table:table-cell table:content-validation-name="val1" table:formula="of:=[.K11]/4" office:value-type="float" office:value="4" calcext:value-type="float">
            <text:p>4</text:p>
          </table:table-cell>
          <table:table-cell table:style-name="ce13" table:content-validation-name="val1" table:formula="of:=&quot;0x&quot;&amp;LOWER(DEC2HEX([.J11];[.L11]))" office:value-type="string" office:string-value="0x8000" calcext:value-type="string">
            <text:p>0x8000</text:p>
          </table:table-cell>
          <table:table-cell table:style-name="ce14" table:content-validation-name="val1" table:formula="of:=&quot;0x&quot;&amp;RIGHT([.M11];2)" office:value-type="string" office:string-value="0x00" calcext:value-type="string">
            <text:p>0x00</text:p>
          </table:table-cell>
          <table:table-cell table:style-name="ce15" table:content-validation-name="val1" table:formula="of:=IF([.$K11]&gt;8;&quot;, 0x&quot;&amp;MID([.$M11];LEN([.$M11])-3;2);&quot;&quot;)" office:value-type="string" office:string-value=", 0x80" calcext:value-type="string">
            <text:p>, 0x80</text:p>
          </table:table-cell>
          <table:table-cell table:style-name="ce15" table:content-validation-name="val1" table:formula="of:=IF([.$K11]&gt;16;&quot;, 0x&quot;&amp;MID([.$M11];LEN([.$M11])-5;2);&quot;&quot;)">
            <text:p/>
          </table:table-cell>
          <table:table-cell table:style-name="ce15" table:content-validation-name="val1" table:formula="of:=IF([.$K11]&gt;16;&quot;, 0x&quot;&amp;MID([.$M11];LEN([.$M11])-7;2);&quot;&quot;)">
            <text:p/>
          </table:table-cell>
          <table:table-cell table:style-name="ce15" table:content-validation-name="val1" table:formula="of:=[.N11]&amp;[.O11]&amp;[.P11]&amp;[.Q11]" office:value-type="string" office:string-value="0x00, 0x80" calcext:value-type="string">
            <text:p>0x00, 0x80</text:p>
          </table:table-cell>
          <table:table-cell table:style-name="ce16" table:content-validation-name="val1" table:formula="of:=[.J11]/(2^[.K11]-1)" office:value-type="float" office:value="0.500007629510948" calcext:value-type="float">
            <text:p>0,50001</text:p>
          </table:table-cell>
          <table:table-cell table:content-validation-name="val1"/>
          <table:table-cell table:content-validation-name="val1" table:formula="of:=ROUND([.S11]*[.F11];0)" office:value-type="float" office:value="2" calcext:value-type="float">
            <text:p>2</text:p>
          </table:table-cell>
          <table:table-cell table:content-validation-name="val1" table:formula="of:=[.U11]*2^[.G11]" office:value-type="float" office:value="1073741824" calcext:value-type="float">
            <text:p>1073741824</text:p>
          </table:table-cell>
        </table:table-row>
        <table:table-row table:style-name="ro1">
          <table:table-cell table:number-columns-repeated="3"/>
          <table:table-cell table:formula="of:=IF(SUM([.D8:.D11])&gt;32;&quot;Invalid, max total bits are 32&quot;;&quot;&quot;)">
            <text:p/>
          </table:table-cell>
          <table:table-cell table:style-name="ce8"/>
          <table:table-cell table:number-columns-repeated="6"/>
          <table:table-cell table:content-validation-name="val1" table:number-columns-repeated="11"/>
        </table:table-row>
        <table:table-row table:style-name="ro1">
          <table:table-cell table:number-columns-repeated="11"/>
          <table:table-cell table:content-validation-name="val1" table:number-columns-repeated="9"/>
          <table:table-cell table:content-validation-name="val1" office:value-type="string" calcext:value-type="string">
            <text:p>result</text:p>
          </table:table-cell>
          <table:table-cell table:content-validation-name="val1" table:formula="of:=SUM([.V8:.V11])" office:value-type="float" office:value="1493519219" calcext:value-type="float">
            <text:p>1493519219</text:p>
          </table:table-cell>
        </table:table-row>
        <table:table-row table:style-name="ro1">
          <table:table-cell table:number-columns-repeated="11"/>
          <table:table-cell table:content-validation-name="val1" table:number-columns-repeated="10"/>
          <table:table-cell table:style-name="ce17" table:content-validation-name="val1" table:formula="of:=&quot;0x&quot;&amp;LOWER(DEC2HEX([.V13]))&amp;&quot;ULL&quot;" office:value-type="string" office:string-value="0x59054b73ULL" calcext:value-type="string">
            <text:p>0x59054b73ULL</text:p>
          </table:table-cell>
        </table:table-row>
        <table:table-row table:style-name="ro1" table:number-rows-repeated="4">
          <table:table-cell table:number-columns-repeated="11"/>
          <table:table-cell table:content-validation-name="val1" table:number-columns-repeated="11"/>
        </table:table-row>
        <table:table-row table:style-name="ro1">
          <table:table-cell table:number-columns-repeated="2"/>
          <table:table-cell table:style-name="ce2" table:formula="of:=&quot;.masks.mask   = { .red = &quot;&amp;[.E8]&amp;&quot;, .green = &quot;&amp;[.E9]&amp;&quot;, .blue = &quot;&amp;[.E10]&amp;&quot;, .alpha = &quot;&amp;[.E11]&amp;&quot; },&quot;" office:value-type="string" office:string-value=".masks.mask   = { .red = 0xff, .green = 0x3ff, .blue = 0x7ff, .alpha = 0x3 }," calcext:value-type="string">
            <text:p>.masks.mask <text:s text:c="2"/>= { .red = 0xff, .green = 0x3ff, .blue = 0x7ff, .alpha = 0x3 },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" table:formula="of:=&quot;.masks.shift  = { .red = &quot;&amp;[.G8]&amp;&quot;, .green = &quot;&amp;[.G9]&amp;&quot;, .blue = &quot;&amp;[.G10]&amp;&quot;, .alpha = &quot;&amp;[.G11]&amp;&quot; },&quot;" office:value-type="string" office:string-value=".masks.shift  = { .red = 0, .green = 8, .blue = 18, .alpha = 29 }," calcext:value-type="string">
            <text:p>.masks.shift <text:s/>= { .red = 0, .green = 8, .blue = 18, .alpha = 29 },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" table:formula="of:=&quot;.masks.bits   = { .red = &quot;&amp;[.D8]&amp;&quot;, .green = &quot;&amp;[.D9]&amp;&quot;, .blue = &quot;&amp;[.D10]&amp;&quot;, .alpha = &quot;&amp;[.D11]&amp;&quot; },&quot;" office:value-type="string" office:string-value=".masks.bits   = { .red = 8, .green = 10, .blue = 11, .alpha = 2 }," calcext:value-type="string">
            <text:p>.masks.bits <text:s text:c="2"/>= { .red = 8, .green = 10, .blue = 11, .alpha = 2 },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" table:formula="of:=&quot;.masks.maxval = { .red = &quot;&amp;[.F8]&amp;&quot;.0 , .green = &quot;&amp;[.F9]&amp;&quot;.0 , .blue = &quot;&amp;[.F10]&amp;&quot;.0 , .alpha = &quot;&amp;[.F11]&amp;&quot;.0 },&quot;" office:value-type="string" office:string-value=".masks.maxval = { .red = 255.0 , .green = 1023.0 , .blue = 2047.0 , .alpha = 3.0 }," calcext:value-type="string">
            <text:p>.masks.maxval = { .red = 255.0 , .green = 1023.0 , .blue = 2047.0 , .alpha = 3.0 },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3" table:formula="of:=&quot;.imgbytes = (unsigned char[]){ &quot;&amp;[.R8]&amp;&quot;, &quot;&amp;[.R9]&amp;&quot;, &quot;&amp;[.R10]&amp;&quot;, &quot;&amp;[.R11]&amp;&quot; },&quot;" office:value-type="string" office:string-value=".imgbytes = (unsigned char[]){ 0x33, 0x73, 0xd1, 0x52, 0x47, 0xc8, 0x00, 0x80 }," calcext:value-type="string">
            <text:p>.imgbytes = (unsigned char[]){ 0x33, 0x73, 0xd1, 0x52, 0x47, 0xc8, 0x00, 0x80 },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3" table:formula="of:=&quot;.expected = &quot;&amp;[.$V$14]&amp;&quot;,&quot;" office:value-type="string" office:string-value=".expected = 0x59054b73ULL," calcext:value-type="string">
            <text:p>.expected = 0x59054b73ULL,</text:p>
          </table:table-cell>
          <table:table-cell table:number-columns-repeated="19"/>
        </table:table-row>
      </table:table>
      <table:table table:name="float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source format: float (32bit)</text:p>
          </table:table-cell>
          <table:table-cell table:number-columns-repeated="2"/>
          <table:table-cell table:style-name="ce18"/>
          <table:table-cell table:style-name="ce20" table:number-columns-repeated="3"/>
          <table:table-cell table:style-name="ce21" office:value-type="string" calcext:value-type="string">
            <text:p>decimal sep:</text:p>
          </table:table-cell>
          <table:table-cell table:style-name="ce24" office:value-type="string" calcext:value-type="string">
            <text:p>,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9"/>
          <table:table-cell table:style-name="ce4" table:number-columns-repeated="3"/>
          <table:table-cell table:style-name="ce22" office:value-type="string" calcext:value-type="string">
            <text:p>(set this according to this spreadsheet’s locale)</text:p>
          </table:table-cell>
          <table:table-cell table:style-name="ce25"/>
          <table:table-cell table:number-columns-repeated="5"/>
        </table:table-row>
        <table:table-row table:style-name="ro1" table:number-rows-repeated="2">
          <table:table-cell table:number-columns-repeated="9"/>
          <table:table-cell table:style-name="ce5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4" office:value-type="string" calcext:value-type="string">
            <text:p>Output masks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Input</text:p>
          </table:table-cell>
          <table:table-cell table:style-name="ce4" table:number-columns-repeated="4"/>
          <table:table-cell/>
          <table:table-cell table:style-name="ce4" office:value-type="string" calcext:value-type="string">
            <text:p>Result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 office:value-type="string" calcext:value-type="string">
            <text:p>bits</text:p>
          </table:table-cell>
          <table:table-cell table:style-name="ce5" office:value-type="string" calcext:value-type="string">
            <text:p>mask</text:p>
          </table:table-cell>
          <table:table-cell table:style-name="ce5" office:value-type="string" calcext:value-type="string">
            <text:p>maxval</text:p>
          </table:table-cell>
          <table:table-cell table:style-name="ce5" office:value-type="string" calcext:value-type="string">
            <text:p>shift</text:p>
          </table:table-cell>
          <table:table-cell table:style-name="ce5"/>
          <table:table-cell table:style-name="ce5" office:value-type="string" calcext:value-type="string">
            <text:p>inp value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clip</text:p>
          </table:table-cell>
          <table:table-cell table:style-name="ce26"/>
          <table:table-cell table:style-name="ce5"/>
          <table:table-cell table:style-name="ce5" office:value-type="string" calcext:value-type="string">
            <text:p>outval</text:p>
          </table:table-cell>
          <table:table-cell table:style-name="ce5" office:value-type="string" calcext:value-type="string">
            <text:p>outshif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table:style-name="ce6" office:value-type="float" office:value="8" calcext:value-type="float">
            <text:p>8</text:p>
          </table:table-cell>
          <table:table-cell table:style-name="ce7" table:formula="of:=&quot;0x&quot;&amp;LOWER(DEC2HEX(2^[.D10]-1))" office:value-type="string" office:string-value="0xff" calcext:value-type="string">
            <text:p>0xff</text:p>
          </table:table-cell>
          <table:table-cell table:style-name="ce9" table:formula="of:=2^[.D10]-1" office:value-type="float" office:value="255" calcext:value-type="float">
            <text:p>255,0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float" office:value="0.3" calcext:value-type="float">
            <text:p>0,3</text:p>
          </table:table-cell>
          <table:table-cell table:style-name="ce23" table:formula="of:=IF([.I10]&lt;0;INT([.I10])+1;INT([.I10]))" office:value-type="float" office:value="0" calcext:value-type="float">
            <text:p>0</text:p>
          </table:table-cell>
          <table:table-cell table:style-name="ce26" table:formula="of:=[.J10]&amp;&quot;.&quot;&amp;MID(TEXT(ABS([.I10]-[.J10]);&quot;#&quot;&amp;[.$K$3]&amp;&quot;0##########&quot;);2;99)" office:value-type="string" office:string-value="0.3" calcext:value-type="string">
            <text:p>0.3</text:p>
          </table:table-cell>
          <table:table-cell table:style-name="ce26" table:formula="of:=IF([.I10]&gt;1;1;IF([.I10]&lt;0;0;[.I10]))" office:value-type="float" office:value="0.3" calcext:value-type="float">
            <text:p>0,3</text:p>
          </table:table-cell>
          <table:table-cell table:style-name="ce26"/>
          <table:table-cell/>
          <table:table-cell table:formula="of:=ROUND([.L10]*[.F10];0)" office:value-type="float" office:value="77" calcext:value-type="float">
            <text:p>77</text:p>
          </table:table-cell>
          <table:table-cell table:formula="of:=[.O10]*2^[.G10]" office:value-type="float" office:value="77" calcext:value-type="float">
            <text:p>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</text:p>
          </table:table-cell>
          <table:table-cell table:style-name="ce6" office:value-type="float" office:value="9" calcext:value-type="float">
            <text:p>9</text:p>
          </table:table-cell>
          <table:table-cell table:style-name="ce7" table:formula="of:=&quot;0x&quot;&amp;LOWER(DEC2HEX(2^[.D11]-1))" office:value-type="string" office:string-value="0x1ff" calcext:value-type="string">
            <text:p>0x1ff</text:p>
          </table:table-cell>
          <table:table-cell table:style-name="ce9" table:formula="of:=2^[.D11]-1" office:value-type="float" office:value="511" calcext:value-type="float">
            <text:p>511,0</text:p>
          </table:table-cell>
          <table:table-cell table:formula="of:=[.G10]+[.D10]" office:value-type="float" office:value="8" calcext:value-type="float">
            <text:p>8</text:p>
          </table:table-cell>
          <table:table-cell/>
          <table:table-cell table:style-name="ce6" office:value-type="float" office:value="3.2" calcext:value-type="float">
            <text:p>3,2</text:p>
          </table:table-cell>
          <table:table-cell table:style-name="ce23" table:formula="of:=IF([.I11]&lt;0;INT([.I11])+1;INT([.I11]))" office:value-type="float" office:value="3" calcext:value-type="float">
            <text:p>3</text:p>
          </table:table-cell>
          <table:table-cell table:style-name="ce26" table:formula="of:=[.J11]&amp;&quot;.&quot;&amp;MID(TEXT(ABS([.I11]-[.J11]);&quot;#&quot;&amp;[.$K$3]&amp;&quot;0##########&quot;);2;99)" office:value-type="string" office:string-value="3.2" calcext:value-type="string">
            <text:p>3.2</text:p>
          </table:table-cell>
          <table:table-cell table:style-name="ce26" table:formula="of:=IF([.I11]&gt;1;1;IF([.I11]&lt;0;0;[.I11]))" office:value-type="float" office:value="1" calcext:value-type="float">
            <text:p>1</text:p>
          </table:table-cell>
          <table:table-cell table:style-name="ce26"/>
          <table:table-cell/>
          <table:table-cell table:formula="of:=ROUND([.L11]*[.F11];0)" office:value-type="float" office:value="511" calcext:value-type="float">
            <text:p>511</text:p>
          </table:table-cell>
          <table:table-cell table:formula="of:=[.O11]*2^[.G11]" office:value-type="float" office:value="130816" calcext:value-type="float">
            <text:p>1308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ue</text:p>
          </table:table-cell>
          <table:table-cell table:style-name="ce6" office:value-type="float" office:value="10" calcext:value-type="float">
            <text:p>10</text:p>
          </table:table-cell>
          <table:table-cell table:style-name="ce7" table:formula="of:=&quot;0x&quot;&amp;LOWER(DEC2HEX(2^[.D12]-1))" office:value-type="string" office:string-value="0x3ff" calcext:value-type="string">
            <text:p>0x3ff</text:p>
          </table:table-cell>
          <table:table-cell table:style-name="ce9" table:formula="of:=2^[.D12]-1" office:value-type="float" office:value="1023" calcext:value-type="float">
            <text:p>1023,0</text:p>
          </table:table-cell>
          <table:table-cell table:formula="of:=[.G11]+[.D11]" office:value-type="float" office:value="17" calcext:value-type="float">
            <text:p>17</text:p>
          </table:table-cell>
          <table:table-cell/>
          <table:table-cell table:style-name="ce6" office:value-type="float" office:value="0.78923" calcext:value-type="float">
            <text:p>0,78923</text:p>
          </table:table-cell>
          <table:table-cell table:style-name="ce23" table:formula="of:=IF([.I12]&lt;0;INT([.I12])+1;INT([.I12]))" office:value-type="float" office:value="0" calcext:value-type="float">
            <text:p>0</text:p>
          </table:table-cell>
          <table:table-cell table:style-name="ce26" table:formula="of:=[.J12]&amp;&quot;.&quot;&amp;MID(TEXT(ABS([.I12]-[.J12]);&quot;#&quot;&amp;[.$K$3]&amp;&quot;0##########&quot;);2;99)" office:value-type="string" office:string-value="0.78923" calcext:value-type="string">
            <text:p>0.78923</text:p>
          </table:table-cell>
          <table:table-cell table:style-name="ce26" table:formula="of:=IF([.I12]&gt;1;1;IF([.I12]&lt;0;0;[.I12]))" office:value-type="float" office:value="0.78923" calcext:value-type="float">
            <text:p>0,78923</text:p>
          </table:table-cell>
          <table:table-cell table:style-name="ce26"/>
          <table:table-cell/>
          <table:table-cell table:formula="of:=ROUND([.L12]*[.F12];0)" office:value-type="float" office:value="807" calcext:value-type="float">
            <text:p>807</text:p>
          </table:table-cell>
          <table:table-cell table:formula="of:=[.O12]*2^[.G12]" office:value-type="float" office:value="105775104" calcext:value-type="float">
            <text:p>105775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formula="of:=&quot;0x&quot;&amp;LOWER(DEC2HEX(2^[.D13]-1))" office:value-type="string" office:string-value="0x1f" calcext:value-type="string">
            <text:p>0x1f</text:p>
          </table:table-cell>
          <table:table-cell table:style-name="ce9" table:formula="of:=2^[.D13]-1" office:value-type="float" office:value="31" calcext:value-type="float">
            <text:p>31,0</text:p>
          </table:table-cell>
          <table:table-cell table:formula="of:=[.G12]+[.D12]" office:value-type="float" office:value="27" calcext:value-type="float">
            <text:p>27</text:p>
          </table:table-cell>
          <table:table-cell/>
          <table:table-cell table:style-name="ce6" office:value-type="float" office:value="-1.5" calcext:value-type="float">
            <text:p>-1,5</text:p>
          </table:table-cell>
          <table:table-cell table:style-name="ce23" table:formula="of:=IF([.I13]&lt;0;INT([.I13])+1;INT([.I13]))" office:value-type="float" office:value="-1" calcext:value-type="float">
            <text:p>-1</text:p>
          </table:table-cell>
          <table:table-cell table:style-name="ce26" table:formula="of:=[.J13]&amp;&quot;.&quot;&amp;MID(TEXT(ABS([.I13]-[.J13]);&quot;#&quot;&amp;[.$K$3]&amp;&quot;0##########&quot;);2;99)" office:value-type="string" office:string-value="-1.5" calcext:value-type="string">
            <text:p>-1.5</text:p>
          </table:table-cell>
          <table:table-cell table:style-name="ce26" table:formula="of:=IF([.I13]&gt;1;1;IF([.I13]&lt;0;0;[.I13]))" office:value-type="float" office:value="0" calcext:value-type="float">
            <text:p>0</text:p>
          </table:table-cell>
          <table:table-cell table:style-name="ce26"/>
          <table:table-cell/>
          <table:table-cell table:formula="of:=ROUND([.L13]*[.F13];0)" office:value-type="float" office:value="0" calcext:value-type="float">
            <text:p>0</text:p>
          </table:table-cell>
          <table:table-cell table:formula="of:=[.O13]*2^[.G1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IF(SUM([.D10:.D13])&gt;32;&quot;Invalid, max total bits are 32&quot;;&quot;&quot;)">
            <text:p/>
          </table:table-cell>
          <table:table-cell table:style-name="ce8"/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result</text:p>
          </table:table-cell>
          <table:table-cell table:formula="of:=SUM([.P10:.P13])" office:value-type="float" office:value="105905997" calcext:value-type="float">
            <text:p>105905997</text:p>
          </table:table-cell>
        </table:table-row>
        <table:table-row table:style-name="ro1">
          <table:table-cell table:number-columns-repeated="15"/>
          <table:table-cell table:style-name="ce17" table:formula="of:=&quot;0x&quot;&amp;LOWER(DEC2HEX([.P15]))&amp;&quot;ULL&quot;" office:value-type="string" office:string-value="0x64fff4dULL" calcext:value-type="string">
            <text:p>0x64fff4dULL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table:style-name="ce2" table:formula="of:=&quot;.masks.mask   = { .red = &quot;&amp;[.E10]&amp;&quot;, .green = &quot;&amp;[.E11]&amp;&quot;, .blue = &quot;&amp;[.E12]&amp;&quot;, .alpha = &quot;&amp;[.E13]&amp;&quot; },&quot;" office:value-type="string" office:string-value=".masks.mask   = { .red = 0xff, .green = 0x1ff, .blue = 0x3ff, .alpha = 0x1f }," calcext:value-type="string">
            <text:p>.masks.mask <text:s text:c="2"/>= { .red = 0xff, .green = 0x1ff, .blue = 0x3ff, .alpha = 0x1f },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" table:formula="of:=&quot;.masks.shift  = { .red = &quot;&amp;[.G10]&amp;&quot;, .green = &quot;&amp;[.G11]&amp;&quot;, .blue = &quot;&amp;[.G12]&amp;&quot;, .alpha = &quot;&amp;[.G13]&amp;&quot; },&quot;" office:value-type="string" office:string-value=".masks.shift  = { .red = 0, .green = 8, .blue = 17, .alpha = 27 }," calcext:value-type="string">
            <text:p>.masks.shift <text:s/>= { .red = 0, .green = 8, .blue = 17, .alpha = 27 },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" table:formula="of:=&quot;.masks.bits   = { .red = &quot;&amp;[.D10]&amp;&quot;, .green = &quot;&amp;[.D11]&amp;&quot;, .blue = &quot;&amp;[.D12]&amp;&quot;, .alpha = &quot;&amp;[.D13]&amp;&quot; },&quot;" office:value-type="string" office:string-value=".masks.bits   = { .red = 8, .green = 9, .blue = 10, .alpha = 5 }," calcext:value-type="string">
            <text:p>.masks.bits <text:s text:c="2"/>= { .red = 8, .green = 9, .blue = 10, .alpha = 5 },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" table:formula="of:=&quot;.masks.maxval = { .red = &quot;&amp;[.F10]&amp;&quot;.0 , .green = &quot;&amp;[.F11]&amp;&quot;.0 , .blue = &quot;&amp;[.F12]&amp;&quot;.0 , .alpha = &quot;&amp;[.F13]&amp;&quot;.0 },&quot;" office:value-type="string" office:string-value=".masks.maxval = { .red = 255.0 , .green = 511.0 , .blue = 1023.0 , .alpha = 31.0 }," calcext:value-type="string">
            <text:p>.masks.maxval = { .red = 255.0 , .green = 511.0 , .blue = 1023.0 , .alpha = 31.0 },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" table:formula="of:=&quot;.imgvals = (float[]){ &quot;&amp;[.K10]&amp;&quot;, &quot;&amp;[.K11]&amp;&quot;, &quot;&amp;[.K12]&amp;&quot;, &quot;&amp;[.K13]&amp;&quot; },&quot;" office:value-type="string" office:string-value=".imgvals = (float[]){ 0.3, 3.2, 0.78923, -1.5 }," calcext:value-type="string">
            <text:p>.imgvals = (float[]){ 0.3, 3.2, 0.78923, -1.5 },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" table:formula="of:=&quot;.expected = &quot;&amp;[.$P$16]&amp;&quot;,&quot;" office:value-type="string" office:string-value=".expected = 0x64fff4dULL," calcext:value-type="string">
            <text:p>.expected = 0x64fff4dULL,</text:p>
          </table:table-cell>
          <table:table-cell table:number-columns-repeated="13"/>
        </table:table-row>
      </table:table>
      <table:table table:name="s2.13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4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1" office:value-type="string" calcext:value-type="string">
            <text:p>source format: s2.13 (16bit)</text:p>
          </table:table-cell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3"/>
          <table:table-cell table:style-name="ce4" office:value-type="string" calcext:value-type="string">
            <text:p>Output masks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Input</text:p>
          </table:table-cell>
          <table:table-cell table:style-name="ce4" table:number-columns-repeated="8"/>
          <table:table-cell/>
          <table:table-cell table:style-name="ce4" office:value-type="string" calcext:value-type="string">
            <text:p>Result</text:p>
          </table:table-cell>
          <table:table-cell table:style-name="ce4"/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bits</text:p>
          </table:table-cell>
          <table:table-cell table:style-name="ce5" office:value-type="string" calcext:value-type="string">
            <text:p>mask</text:p>
          </table:table-cell>
          <table:table-cell table:style-name="ce5" office:value-type="string" calcext:value-type="string">
            <text:p>maxval</text:p>
          </table:table-cell>
          <table:table-cell table:style-name="ce5" office:value-type="string" calcext:value-type="string">
            <text:p>shift</text:p>
          </table:table-cell>
          <table:table-cell table:style-name="ce5"/>
          <table:table-cell table:style-name="ce5" office:value-type="string" calcext:value-type="string">
            <text:p>inp value</text:p>
          </table:table-cell>
          <table:table-cell table:style-name="ce22" office:value-type="string" calcext:value-type="string">
            <text:p>s2.13</text:p>
          </table:table-cell>
          <table:table-cell table:style-name="ce22" table:number-columns-repeated="3"/>
          <table:table-cell table:style-name="ce5" table:number-columns-repeated="3"/>
          <table:table-cell table:style-name="ce5" office:value-type="string" calcext:value-type="string">
            <text:p>clip</text:p>
          </table:table-cell>
          <table:table-cell table:style-name="ce5"/>
          <table:table-cell table:style-name="ce5" office:value-type="string" calcext:value-type="string">
            <text:p>outval</text:p>
          </table:table-cell>
          <table:table-cell table:style-name="ce5" office:value-type="string" calcext:value-type="string">
            <text:p>outshifted</text:p>
          </table:table-cell>
          <table:table-cell/>
        </table:table-row>
        <table:table-row table:style-name="ro1">
          <table:table-cell table:number-columns-repeated="3"/>
          <table:table-cell table:style-name="ce5" table:number-columns-repeated="6"/>
          <table:table-cell table:style-name="ce5" office:value-type="string" calcext:value-type="string">
            <text:p>round</text:p>
          </table:table-cell>
          <table:table-cell table:style-name="ce5" office:value-type="string" calcext:value-type="string">
            <text:p>clip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hex</text:p>
          </table:table-cell>
          <table:table-cell table:style-name="ce5" table:number-columns-repeated="7"/>
          <table:table-cell/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table:style-name="ce6" office:value-type="float" office:value="8" calcext:value-type="float">
            <text:p>8</text:p>
          </table:table-cell>
          <table:table-cell table:style-name="ce27" table:formula="of:=&quot;0x&quot;&amp;LOWER(DEC2HEX(2^[.D9]-1))" office:value-type="string" office:string-value="0xff" calcext:value-type="string">
            <text:p>0xff</text:p>
          </table:table-cell>
          <table:table-cell table:style-name="ce28" table:formula="of:=2^[.D9]-1" office:value-type="float" office:value="255" calcext:value-type="float">
            <text:p>255,0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6" office:value-type="float" office:value="0.4532" calcext:value-type="float">
            <text:p>0,4532</text:p>
          </table:table-cell>
          <table:table-cell table:style-name="ce23" table:formula="of:=ROUND([.I9]*8192;0)" office:value-type="float" office:value="3713" calcext:value-type="float">
            <text:p>3713</text:p>
          </table:table-cell>
          <table:table-cell table:style-name="ce26" table:formula="of:=IF([.J9]&gt;32767;32767;IF([.J9]&lt;-32768;32768;[.J9]))" office:value-type="float" office:value="3713" calcext:value-type="float">
            <text:p>3713</text:p>
          </table:table-cell>
          <table:table-cell table:style-name="ce26" table:formula="of:=IF([.K9]&lt;0;[.K9]+65536;[.K9])" office:value-type="float" office:value="3713" calcext:value-type="float">
            <text:p>3713</text:p>
          </table:table-cell>
          <table:table-cell table:style-name="ce29" table:formula="of:=&quot;0x&quot;&amp;LOWER(DEC2HEX([.L9];4))" office:value-type="string" office:string-value="0x0e81" calcext:value-type="string">
            <text:p>0x0e81</text:p>
          </table:table-cell>
          <table:table-cell table:style-name="ce14" table:formula="of:=&quot;0x&quot;&amp;RIGHT([.M9];2)" office:value-type="string" office:string-value="0x81" calcext:value-type="string">
            <text:p>0x81</text:p>
          </table:table-cell>
          <table:table-cell table:style-name="ce14" table:formula="of:=&quot;, 0x&quot;&amp;MID([.$M9];3;2)" office:value-type="string" office:string-value=", 0x0e" calcext:value-type="string">
            <text:p>, 0x0e</text:p>
          </table:table-cell>
          <table:table-cell table:style-name="ce29" table:formula="of:=[.N9]&amp;[.O9]" office:value-type="string" office:string-value="0x81, 0x0e" calcext:value-type="string">
            <text:p>0x81, 0x0e</text:p>
          </table:table-cell>
          <table:table-cell table:style-name="ce26" table:formula="of:=IF([.I9]&gt;1;1;IF([.I9]&lt;0;0;[.I9]))" office:value-type="float" office:value="0.4532" calcext:value-type="float">
            <text:p>0,4532</text:p>
          </table:table-cell>
          <table:table-cell/>
          <table:table-cell table:formula="of:=ROUND([.Q9]*[.F9];0)" office:value-type="float" office:value="116" calcext:value-type="float">
            <text:p>116</text:p>
          </table:table-cell>
          <table:table-cell table:formula="of:=[.S9]*2^[.G9]" office:value-type="float" office:value="116" calcext:value-type="float">
            <text:p>116</text:p>
          </table:table-cell>
          <table:table-cell table:style-name="ce13" table:formula="of:=&quot;0x&quot;&amp;LOWER(DEC2HEX([.T9];8))" office:value-type="string" office:string-value="0x00000074" calcext:value-type="string">
            <text:p>0x00000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</text:p>
          </table:table-cell>
          <table:table-cell table:style-name="ce6" office:value-type="float" office:value="11" calcext:value-type="float">
            <text:p>11</text:p>
          </table:table-cell>
          <table:table-cell table:style-name="ce27" table:formula="of:=&quot;0x&quot;&amp;LOWER(DEC2HEX(2^[.D10]-1))" office:value-type="string" office:string-value="0x7ff" calcext:value-type="string">
            <text:p>0x7ff</text:p>
          </table:table-cell>
          <table:table-cell table:style-name="ce28" table:formula="of:=2^[.D10]-1" office:value-type="float" office:value="2047" calcext:value-type="float">
            <text:p>2047,0</text:p>
          </table:table-cell>
          <table:table-cell table:style-name="ce23" table:formula="of:=[.G9]+[.D9]" office:value-type="float" office:value="8" calcext:value-type="float">
            <text:p>8</text:p>
          </table:table-cell>
          <table:table-cell table:style-name="ce23"/>
          <table:table-cell table:style-name="ce6" office:value-type="float" office:value="3.234" calcext:value-type="float">
            <text:p>3,234</text:p>
          </table:table-cell>
          <table:table-cell table:style-name="ce23" table:formula="of:=ROUND([.I10]*8192;0)" office:value-type="float" office:value="26493" calcext:value-type="float">
            <text:p>26493</text:p>
          </table:table-cell>
          <table:table-cell table:style-name="ce26" table:formula="of:=IF([.J10]&gt;32767;32767;IF([.J10]&lt;-32768;32768;[.J10]))" office:value-type="float" office:value="26493" calcext:value-type="float">
            <text:p>26493</text:p>
          </table:table-cell>
          <table:table-cell table:style-name="ce26" table:formula="of:=IF([.K10]&lt;0;[.K10]+65536;[.K10])" office:value-type="float" office:value="26493" calcext:value-type="float">
            <text:p>26493</text:p>
          </table:table-cell>
          <table:table-cell table:style-name="ce29" table:formula="of:=&quot;0x&quot;&amp;LOWER(DEC2HEX([.L10];4))" office:value-type="string" office:string-value="0x677d" calcext:value-type="string">
            <text:p>0x677d</text:p>
          </table:table-cell>
          <table:table-cell table:style-name="ce14" table:formula="of:=&quot;0x&quot;&amp;RIGHT([.M10];2)" office:value-type="string" office:string-value="0x7d" calcext:value-type="string">
            <text:p>0x7d</text:p>
          </table:table-cell>
          <table:table-cell table:style-name="ce14" table:formula="of:=&quot;, 0x&quot;&amp;MID([.$M10];3;2)" office:value-type="string" office:string-value=", 0x67" calcext:value-type="string">
            <text:p>, 0x67</text:p>
          </table:table-cell>
          <table:table-cell table:style-name="ce29" table:formula="of:=[.N10]&amp;[.O10]" office:value-type="string" office:string-value="0x7d, 0x67" calcext:value-type="string">
            <text:p>0x7d, 0x67</text:p>
          </table:table-cell>
          <table:table-cell table:style-name="ce26" table:formula="of:=IF([.I10]&gt;1;1;IF([.I10]&lt;0;0;[.I10]))" office:value-type="float" office:value="1" calcext:value-type="float">
            <text:p>1</text:p>
          </table:table-cell>
          <table:table-cell/>
          <table:table-cell table:formula="of:=ROUND([.Q10]*[.F10];0)" office:value-type="float" office:value="2047" calcext:value-type="float">
            <text:p>2047</text:p>
          </table:table-cell>
          <table:table-cell table:formula="of:=[.S10]*2^[.G10]" office:value-type="float" office:value="524032" calcext:value-type="float">
            <text:p>524032</text:p>
          </table:table-cell>
          <table:table-cell table:style-name="ce13" table:formula="of:=&quot;0x&quot;&amp;LOWER(DEC2HEX([.T10];8))" office:value-type="string" office:string-value="0x0007ff00" calcext:value-type="string">
            <text:p>0x0007ff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ue</text:p>
          </table:table-cell>
          <table:table-cell table:style-name="ce6" office:value-type="float" office:value="10" calcext:value-type="float">
            <text:p>10</text:p>
          </table:table-cell>
          <table:table-cell table:style-name="ce27" table:formula="of:=&quot;0x&quot;&amp;LOWER(DEC2HEX(2^[.D11]-1))" office:value-type="string" office:string-value="0x3ff" calcext:value-type="string">
            <text:p>0x3ff</text:p>
          </table:table-cell>
          <table:table-cell table:style-name="ce28" table:formula="of:=2^[.D11]-1" office:value-type="float" office:value="1023" calcext:value-type="float">
            <text:p>1023,0</text:p>
          </table:table-cell>
          <table:table-cell table:style-name="ce23" table:formula="of:=[.G10]+[.D10]" office:value-type="float" office:value="19" calcext:value-type="float">
            <text:p>19</text:p>
          </table:table-cell>
          <table:table-cell table:style-name="ce23"/>
          <table:table-cell table:style-name="ce6" office:value-type="float" office:value="0.78923" calcext:value-type="float">
            <text:p>0,78923</text:p>
          </table:table-cell>
          <table:table-cell table:style-name="ce23" table:formula="of:=ROUND([.I11]*8192;0)" office:value-type="float" office:value="6465" calcext:value-type="float">
            <text:p>6465</text:p>
          </table:table-cell>
          <table:table-cell table:style-name="ce26" table:formula="of:=IF([.J11]&gt;32767;32767;IF([.J11]&lt;-32768;32768;[.J11]))" office:value-type="float" office:value="6465" calcext:value-type="float">
            <text:p>6465</text:p>
          </table:table-cell>
          <table:table-cell table:style-name="ce26" table:formula="of:=IF([.K11]&lt;0;[.K11]+65536;[.K11])" office:value-type="float" office:value="6465" calcext:value-type="float">
            <text:p>6465</text:p>
          </table:table-cell>
          <table:table-cell table:style-name="ce29" table:formula="of:=&quot;0x&quot;&amp;LOWER(DEC2HEX([.L11];4))" office:value-type="string" office:string-value="0x1941" calcext:value-type="string">
            <text:p>0x1941</text:p>
          </table:table-cell>
          <table:table-cell table:style-name="ce14" table:formula="of:=&quot;0x&quot;&amp;RIGHT([.M11];2)" office:value-type="string" office:string-value="0x41" calcext:value-type="string">
            <text:p>0x41</text:p>
          </table:table-cell>
          <table:table-cell table:style-name="ce14" table:formula="of:=&quot;, 0x&quot;&amp;MID([.$M11];3;2)" office:value-type="string" office:string-value=", 0x19" calcext:value-type="string">
            <text:p>, 0x19</text:p>
          </table:table-cell>
          <table:table-cell table:style-name="ce29" table:formula="of:=[.N11]&amp;[.O11]" office:value-type="string" office:string-value="0x41, 0x19" calcext:value-type="string">
            <text:p>0x41, 0x19</text:p>
          </table:table-cell>
          <table:table-cell table:style-name="ce26" table:formula="of:=IF([.I11]&gt;1;1;IF([.I11]&lt;0;0;[.I11]))" office:value-type="float" office:value="0.78923" calcext:value-type="float">
            <text:p>0,78923</text:p>
          </table:table-cell>
          <table:table-cell/>
          <table:table-cell table:formula="of:=ROUND([.Q11]*[.F11];0)" office:value-type="float" office:value="807" calcext:value-type="float">
            <text:p>807</text:p>
          </table:table-cell>
          <table:table-cell table:formula="of:=[.S11]*2^[.G11]" office:value-type="float" office:value="423100416" calcext:value-type="float">
            <text:p>423100416</text:p>
          </table:table-cell>
          <table:table-cell table:style-name="ce13" table:formula="of:=&quot;0x&quot;&amp;LOWER(DEC2HEX([.T11];8))" office:value-type="string" office:string-value="0x19380000" calcext:value-type="string">
            <text:p>0x1938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style-name="ce6" office:value-type="float" office:value="3" calcext:value-type="float">
            <text:p>3</text:p>
          </table:table-cell>
          <table:table-cell table:style-name="ce27" table:formula="of:=&quot;0x&quot;&amp;LOWER(DEC2HEX(2^[.D12]-1))" office:value-type="string" office:string-value="0x7" calcext:value-type="string">
            <text:p>0x7</text:p>
          </table:table-cell>
          <table:table-cell table:style-name="ce28" table:formula="of:=2^[.D12]-1" office:value-type="float" office:value="7" calcext:value-type="float">
            <text:p>7,0</text:p>
          </table:table-cell>
          <table:table-cell table:style-name="ce23" table:formula="of:=[.G11]+[.D11]" office:value-type="float" office:value="29" calcext:value-type="float">
            <text:p>29</text:p>
          </table:table-cell>
          <table:table-cell table:style-name="ce23"/>
          <table:table-cell table:style-name="ce6" office:value-type="float" office:value="-2.456" calcext:value-type="float">
            <text:p>-2,456</text:p>
          </table:table-cell>
          <table:table-cell table:style-name="ce23" table:formula="of:=ROUND([.I12]*8192;0)" office:value-type="float" office:value="-20120" calcext:value-type="float">
            <text:p>-20120</text:p>
          </table:table-cell>
          <table:table-cell table:style-name="ce26" table:formula="of:=IF([.J12]&gt;32767;32767;IF([.J12]&lt;-32768;32768;[.J12]))" office:value-type="float" office:value="-20120" calcext:value-type="float">
            <text:p>-20120</text:p>
          </table:table-cell>
          <table:table-cell table:style-name="ce26" table:formula="of:=IF([.K12]&lt;0;[.K12]+65536;[.K12])" office:value-type="float" office:value="45416" calcext:value-type="float">
            <text:p>45416</text:p>
          </table:table-cell>
          <table:table-cell table:style-name="ce29" table:formula="of:=&quot;0x&quot;&amp;LOWER(DEC2HEX([.L12];4))" office:value-type="string" office:string-value="0xb168" calcext:value-type="string">
            <text:p>0xb168</text:p>
          </table:table-cell>
          <table:table-cell table:style-name="ce14" table:formula="of:=&quot;0x&quot;&amp;RIGHT([.M12];2)" office:value-type="string" office:string-value="0x68" calcext:value-type="string">
            <text:p>0x68</text:p>
          </table:table-cell>
          <table:table-cell table:style-name="ce14" table:formula="of:=&quot;, 0x&quot;&amp;MID([.$M12];3;2)" office:value-type="string" office:string-value=", 0xb1" calcext:value-type="string">
            <text:p>, 0xb1</text:p>
          </table:table-cell>
          <table:table-cell table:style-name="ce29" table:formula="of:=[.N12]&amp;[.O12]" office:value-type="string" office:string-value="0x68, 0xb1" calcext:value-type="string">
            <text:p>0x68, 0xb1</text:p>
          </table:table-cell>
          <table:table-cell table:style-name="ce26" table:formula="of:=IF([.I12]&gt;1;1;IF([.I12]&lt;0;0;[.I12]))" office:value-type="float" office:value="0" calcext:value-type="float">
            <text:p>0</text:p>
          </table:table-cell>
          <table:table-cell/>
          <table:table-cell table:formula="of:=ROUND([.Q12]*[.F12];0)" office:value-type="float" office:value="0" calcext:value-type="float">
            <text:p>0</text:p>
          </table:table-cell>
          <table:table-cell table:formula="of:=[.S12]*2^[.G12]" office:value-type="float" office:value="0" calcext:value-type="float">
            <text:p>0</text:p>
          </table:table-cell>
          <table:table-cell table:style-name="ce13" table:formula="of:=&quot;0x&quot;&amp;LOWER(DEC2HEX([.T12];8))" office:value-type="string" office:string-value="0x00000000" calcext:value-type="string">
            <text:p>0x00000000</text:p>
          </table:table-cell>
        </table:table-row>
        <table:table-row table:style-name="ro1">
          <table:table-cell table:number-columns-repeated="3"/>
          <table:table-cell table:formula="of:=IF(SUM([.D9:.D12])&gt;32;&quot;Invalid, max total bits are 32&quot;;&quot;&quot;)">
            <text:p/>
          </table:table-cell>
          <table:table-cell table:style-name="ce8"/>
          <table:table-cell table:number-columns-repeated="16"/>
        </table:table-row>
        <table:table-row table:style-name="ro1">
          <table:table-cell table:number-columns-repeated="18"/>
          <table:table-cell office:value-type="string" calcext:value-type="string">
            <text:p>result</text:p>
          </table:table-cell>
          <table:table-cell table:formula="of:=SUM([.T9:.T12])" office:value-type="float" office:value="423624564" calcext:value-type="float">
            <text:p>423624564</text:p>
          </table:table-cell>
          <table:table-cell/>
        </table:table-row>
        <table:table-row table:style-name="ro1">
          <table:table-cell table:number-columns-repeated="19"/>
          <table:table-cell table:style-name="ce17" table:formula="of:=&quot;0x&quot;&amp;LOWER(DEC2HEX([.T14]))&amp;&quot;ULL&quot;" office:value-type="string" office:string-value="0x193fff74ULL" calcext:value-type="string">
            <text:p>0x193fff74ULL</text:p>
          </table:table-cell>
          <table:table-cell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2"/>
          <table:table-cell table:style-name="ce2" table:formula="of:=&quot;.masks.mask   = { .red = &quot;&amp;[.E9]&amp;&quot;, .green = &quot;&amp;[.E10]&amp;&quot;, .blue = &quot;&amp;[.E11]&amp;&quot;, .alpha = &quot;&amp;[.E12]&amp;&quot; },&quot;" office:value-type="string" office:string-value=".masks.mask   = { .red = 0xff, .green = 0x7ff, .blue = 0x3ff, .alpha = 0x7 }," calcext:value-type="string">
            <text:p>.masks.mask <text:s text:c="2"/>= { .red = 0xff, .green = 0x7ff, .blue = 0x3ff, .alpha = 0x7 },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" table:formula="of:=&quot;.masks.shift  = { .red = &quot;&amp;[.G9]&amp;&quot;, .green = &quot;&amp;[.G10]&amp;&quot;, .blue = &quot;&amp;[.G11]&amp;&quot;, .alpha = &quot;&amp;[.G12]&amp;&quot; },&quot;" office:value-type="string" office:string-value=".masks.shift  = { .red = 0, .green = 8, .blue = 19, .alpha = 29 }," calcext:value-type="string">
            <text:p>.masks.shift <text:s/>= { .red = 0, .green = 8, .blue = 19, .alpha = 29 },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" table:formula="of:=&quot;.masks.bits   = { .red = &quot;&amp;[.D9]&amp;&quot;, .green = &quot;&amp;[.D10]&amp;&quot;, .blue = &quot;&amp;[.D11]&amp;&quot;, .alpha = &quot;&amp;[.D12]&amp;&quot; },&quot;" office:value-type="string" office:string-value=".masks.bits   = { .red = 8, .green = 11, .blue = 10, .alpha = 3 }," calcext:value-type="string">
            <text:p>.masks.bits <text:s text:c="2"/>= { .red = 8, .green = 11, .blue = 10, .alpha = 3 },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" table:formula="of:=&quot;.masks.maxval = { .red = &quot;&amp;[.F9]&amp;&quot;.0 , .green = &quot;&amp;[.F10]&amp;&quot;.0 , .blue = &quot;&amp;[.F11]&amp;&quot;.0 , .alpha = &quot;&amp;[.F12]&amp;&quot;.0 },&quot;" office:value-type="string" office:string-value=".masks.maxval = { .red = 255.0 , .green = 2047.0 , .blue = 1023.0 , .alpha = 7.0 }," calcext:value-type="string">
            <text:p>.masks.maxval = { .red = 255.0 , .green = 2047.0 , .blue = 1023.0 , .alpha = 7.0 },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table:formula="of:=&quot;.imgbytes = (unsigned char[]){ &quot;&amp;[.P9]&amp;&quot;, &quot;&amp;[.P10]&amp;&quot;, &quot;&amp;[.P11]&amp;&quot;, &quot;&amp;[.P12]&amp;&quot; },&quot;" office:value-type="string" office:string-value=".imgbytes = (unsigned char[]){ 0x81, 0x0e, 0x7d, 0x67, 0x41, 0x19, 0x68, 0xb1 }," calcext:value-type="string">
            <text:p>.imgbytes = (unsigned char[]){ 0x81, 0x0e, 0x7d, 0x67, 0x41, 0x19, 0x68, 0xb1 },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table:formula="of:=&quot;.expected = &quot;&amp;[.$T$15]&amp;&quot;,&quot;" office:value-type="string" office:string-value=".expected = 0x193fff74ULL," calcext:value-type="string">
            <text:p>.expected = 0x193fff74ULL,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5" number:min-decimal-places="15" number:min-integer-digits="1"/>
    </number:number-style>
    <number:number-style style:name="N119">
      <number:number number:decimal-places="16" number:min-decimal-places="16" number:min-integer-digits="1"/>
    </number:number-style>
    <number:number-style style:name="N120">
      <number:number number:decimal-places="3" number:min-decimal-places="3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number:number-style style:name="N122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.00.0000</text:date>, <text:time style:data-style-name="N2" text:time-value="15:09:28.6763993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10:32:07.595223345</meta:creation-date>
    <dc:date>2025-05-08T15:11:05.163463944</dc:date>
    <meta:editing-duration>PT3H4M25S</meta:editing-duration>
    <meta:editing-cycles>17</meta:editing-cycles>
    <meta:generator>LibreOffice/24.8.6.2$Linux_X86_64 LibreOffice_project/480$Build-2</meta:generator>
    <meta:document-statistic meta:table-count="3" meta:cell-count="263" meta:object-count="0"/>
  </office:meta>
</office:document-meta>
</file>